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#include &lt;stdio.h&gt;</text:p>
      <text:p text:style-name="Standard">#include &lt;sys/sysinfo.h&gt;</text:p>
      <text:p text:style-name="Standard">#include &lt;sys/types.h&gt;</text:p>
      <text:p text:style-name="Standard"/>
      <text:p text:style-name="Standard">int main(int argc, char const *argv[]) {</text:p>
      <text:p text:style-name="Standard"><text:s text:c="2"/>struct sysinfo memDetails;</text:p>
      <text:p text:style-name="Standard"><text:s text:c="2"/>if (sysinfo(&amp;memDetails) == 0) {</text:p>
      <text:p text:style-name="Standard"><text:s text:c="4"/>long long totalVirtualMem = memDetails.totalram;</text:p>
      <text:p text:style-name="Standard"><text:s text:c="4"/>totalVirtualMem += memDetails.totalswap;</text:p>
      <text:p text:style-name="Standard"><text:s text:c="4"/>totalVirtualMem *= memDetails.mem_unit;</text:p>
      <text:p text:style-name="Standard"><text:s text:c="4"/>printf("Total memory: %llu\n", totalVirtualMem);</text:p>
      <text:p text:style-name="Standard"><text:s text:c="4"/>long long virtualMemUsed = memDetails.totalram - memDetails.freeram;</text:p>
      <text:p text:style-name="Standard"><text:s text:c="4"/>virtualMemUsed += memDetails.totalswap - memDetails.freeswap;</text:p>
      <text:p text:style-name="Standard"><text:s text:c="4"/>virtualMemUsed *= memDetails.mem_unit;</text:p>
      <text:p text:style-name="Standard"><text:s text:c="4"/>long double avarageMemUsed = virtualMemUsed / memDetails.procs;</text:p>
      <text:p text:style-name="Standard"><text:s text:c="4"/>printf("The average memory used: %Lf\n", avarageMemUsed);</text:p>
      <text:p text:style-name="Standard"><text:s text:c="2"/>}</text:p>
      <text:p text:style-name="Standard"><text:s text:c="2"/>return 0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10:46:09.263874544</meta:creation-date>
    <dc:date>2018-11-12T10:46:44.391864004</dc:date>
    <meta:editing-duration>PT38S</meta:editing-duration>
    <meta:editing-cycles>1</meta:editing-cycles>
    <meta:document-statistic meta:table-count="0" meta:image-count="0" meta:object-count="0" meta:page-count="1" meta:paragraph-count="18" meta:word-count="68" meta:character-count="679" meta:non-whitespace-character-count="585"/>
    <meta:generator>LibreOffice/6.0.6.2$Linux_X86_64 LibreOffice_project/00m0$Build-2</meta:generator>
  </office:meta>
</office:document-meta>
</file>